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table:number-columns-repeated="2"/>
          <table:table-cell table:style-name="ce13" table:formula="of:=[.F82]+[.E83]" office:value-type="float" office:value="4847.31" calcext:value-type="float">
            <text:p>4847</text:p>
          </table:table-cell>
          <table:table-cell/>
          <table:table-cell table:style-name="ce13" table:formula="of:=[.H82]+[.G83]" office:value-type="float" office:value="33114" calcext:value-type="float">
            <text:p>33114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941.6899" calcext:value-type="currency">
            <text:p>3 941,69 €</text:p>
          </table:table-cell>
          <table:table-cell table:style-name="ce19" table:formula="of:=[.A83]*budgetjour-[.O83]" office:value-type="currency" office:currency="EUR" office:value="158.3101" calcext:value-type="currency">
            <text:p>15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847.31" calcext:value-type="float">
            <text:p>4847</text:p>
          </table:table-cell>
          <table:table-cell/>
          <table:table-cell table:style-name="ce13" table:formula="of:=[.H83]+[.G84]" office:value-type="float" office:value="33114" calcext:value-type="float">
            <text:p>33114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941.6899" calcext:value-type="currency">
            <text:p>3 941,69 €</text:p>
          </table:table-cell>
          <table:table-cell table:style-name="ce19" table:formula="of:=[.A84]*budgetjour-[.O84]" office:value-type="currency" office:currency="EUR" office:value="208.3101" calcext:value-type="currency">
            <text:p>2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847.31" calcext:value-type="float">
            <text:p>4847</text:p>
          </table:table-cell>
          <table:table-cell/>
          <table:table-cell table:style-name="ce13" table:formula="of:=[.H84]+[.G85]" office:value-type="float" office:value="33114" calcext:value-type="float">
            <text:p>33114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941.6899" calcext:value-type="currency">
            <text:p>3 941,69 €</text:p>
          </table:table-cell>
          <table:table-cell table:style-name="ce19" table:formula="of:=[.A85]*budgetjour-[.O85]" office:value-type="currency" office:currency="EUR" office:value="258.3101" calcext:value-type="currency">
            <text:p>25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847.31" calcext:value-type="float">
            <text:p>4847</text:p>
          </table:table-cell>
          <table:table-cell/>
          <table:table-cell table:style-name="ce13" table:formula="of:=[.H85]+[.G86]" office:value-type="float" office:value="33114" calcext:value-type="float">
            <text:p>33114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941.6899" calcext:value-type="currency">
            <text:p>3 941,69 €</text:p>
          </table:table-cell>
          <table:table-cell table:style-name="ce19" table:formula="of:=[.A86]*budgetjour-[.O86]" office:value-type="currency" office:currency="EUR" office:value="308.3101" calcext:value-type="currency">
            <text:p>3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847.31" calcext:value-type="float">
            <text:p>4847</text:p>
          </table:table-cell>
          <table:table-cell/>
          <table:table-cell table:style-name="ce13" table:formula="of:=[.H86]+[.G87]" office:value-type="float" office:value="33114" calcext:value-type="float">
            <text:p>33114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941.6899" calcext:value-type="currency">
            <text:p>3 941,69 €</text:p>
          </table:table-cell>
          <table:table-cell table:style-name="ce19" table:formula="of:=[.A87]*budgetjour-[.O87]" office:value-type="currency" office:currency="EUR" office:value="358.3101" calcext:value-type="currency">
            <text:p>35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847.31" calcext:value-type="float">
            <text:p>4847</text:p>
          </table:table-cell>
          <table:table-cell/>
          <table:table-cell table:style-name="ce13" table:formula="of:=[.H87]+[.G88]" office:value-type="float" office:value="33114" calcext:value-type="float">
            <text:p>33114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941.6899" calcext:value-type="currency">
            <text:p>3 941,69 €</text:p>
          </table:table-cell>
          <table:table-cell table:style-name="ce19" table:formula="of:=[.A88]*budgetjour-[.O88]" office:value-type="currency" office:currency="EUR" office:value="408.3101" calcext:value-type="currency">
            <text:p>4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847.31" calcext:value-type="float">
            <text:p>4847</text:p>
          </table:table-cell>
          <table:table-cell/>
          <table:table-cell table:style-name="ce13" table:formula="of:=[.H88]+[.G89]" office:value-type="float" office:value="33114" calcext:value-type="float">
            <text:p>33114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941.6899" calcext:value-type="currency">
            <text:p>3 941,69 €</text:p>
          </table:table-cell>
          <table:table-cell table:style-name="ce19" table:formula="of:=[.A89]*budgetjour-[.O89]" office:value-type="currency" office:currency="EUR" office:value="458.3101" calcext:value-type="currency">
            <text:p>45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847.31" calcext:value-type="float">
            <text:p>4847</text:p>
          </table:table-cell>
          <table:table-cell/>
          <table:table-cell table:style-name="ce13" table:formula="of:=[.H89]+[.G90]" office:value-type="float" office:value="33114" calcext:value-type="float">
            <text:p>33114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941.6899" calcext:value-type="currency">
            <text:p>3 941,69 €</text:p>
          </table:table-cell>
          <table:table-cell table:style-name="ce19" table:formula="of:=[.A90]*budgetjour-[.O90]" office:value-type="currency" office:currency="EUR" office:value="508.3101" calcext:value-type="currency">
            <text:p>5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847.31" calcext:value-type="float">
            <text:p>4847</text:p>
          </table:table-cell>
          <table:table-cell/>
          <table:table-cell table:style-name="ce13" table:formula="of:=[.H90]+[.G91]" office:value-type="float" office:value="33114" calcext:value-type="float">
            <text:p>33114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941.6899" calcext:value-type="currency">
            <text:p>3 941,69 €</text:p>
          </table:table-cell>
          <table:table-cell table:style-name="ce19" table:formula="of:=[.A91]*budgetjour-[.O91]" office:value-type="currency" office:currency="EUR" office:value="558.3101" calcext:value-type="currency">
            <text:p>558,31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847.31" calcext:value-type="float">
            <text:p>4847</text:p>
          </table:table-cell>
          <table:table-cell/>
          <table:table-cell table:style-name="ce13" table:formula="of:=[.H91]+[.G92]" office:value-type="float" office:value="33114" calcext:value-type="float">
            <text:p>33114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941.6899" calcext:value-type="currency">
            <text:p>3 941,69 €</text:p>
          </table:table-cell>
          <table:table-cell table:style-name="ce19" table:formula="of:=[.A92]*budgetjour-[.O92]" office:value-type="currency" office:currency="EUR" office:value="608.3101" calcext:value-type="currency">
            <text:p>6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847.31" calcext:value-type="float">
            <text:p>4847</text:p>
          </table:table-cell>
          <table:table-cell/>
          <table:table-cell table:style-name="ce13" table:formula="of:=[.H92]+[.G93]" office:value-type="float" office:value="33114" calcext:value-type="float">
            <text:p>33114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941.6899" calcext:value-type="currency">
            <text:p>3 941,69 €</text:p>
          </table:table-cell>
          <table:table-cell table:style-name="ce19" table:formula="of:=[.A93]*budgetjour-[.O93]" office:value-type="currency" office:currency="EUR" office:value="658.3101" calcext:value-type="currency">
            <text:p>658,31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847.31" calcext:value-type="float">
            <text:p>4847</text:p>
          </table:table-cell>
          <table:table-cell/>
          <table:table-cell table:style-name="ce13" table:formula="of:=[.H93]+[.G94]" office:value-type="float" office:value="33114" calcext:value-type="float">
            <text:p>33114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941.6899" calcext:value-type="currency">
            <text:p>3 941,69 €</text:p>
          </table:table-cell>
          <table:table-cell table:style-name="ce19" table:formula="of:=[.A94]*budgetjour-[.O94]" office:value-type="currency" office:currency="EUR" office:value="708.3101" calcext:value-type="currency">
            <text:p>7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847.31" calcext:value-type="float">
            <text:p>4847</text:p>
          </table:table-cell>
          <table:table-cell/>
          <table:table-cell table:style-name="ce13" table:formula="of:=[.H94]+[.G95]" office:value-type="float" office:value="33114" calcext:value-type="float">
            <text:p>33114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941.6899" calcext:value-type="currency">
            <text:p>3 941,69 €</text:p>
          </table:table-cell>
          <table:table-cell table:style-name="ce19" table:formula="of:=[.A95]*budgetjour-[.O95]" office:value-type="currency" office:currency="EUR" office:value="758.3101" calcext:value-type="currency">
            <text:p>758,3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847.31" calcext:value-type="float">
            <text:p>4847</text:p>
          </table:table-cell>
          <table:table-cell/>
          <table:table-cell table:style-name="ce13" table:formula="of:=[.H95]+[.G96]" office:value-type="float" office:value="33114" calcext:value-type="float">
            <text:p>33114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941.6899" calcext:value-type="currency">
            <text:p>3 941,69 €</text:p>
          </table:table-cell>
          <table:table-cell table:style-name="ce19" table:formula="of:=[.A96]*budgetjour-[.O96]" office:value-type="currency" office:currency="EUR" office:value="808.3101" calcext:value-type="currency">
            <text:p>808,3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table:number-columns-repeated="7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table:number-columns-repeated="7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table:number-columns-repeated="7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09:44:55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6T23:28:10.773000000</dc:date>
    <meta:editing-duration>P60DT6H51M4S</meta:editing-duration>
    <meta:editing-cycles>141</meta:editing-cycles>
    <meta:document-statistic meta:table-count="6" meta:cell-count="1828" meta:object-count="0"/>
  </office:meta>
</office:document-meta>
</file>